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foreFilterTest.test_before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eforeFilterTest.writeBefore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foreFilterTest.test_beforeFilter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